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fo:language="hr" fo:country="HR" officeooo:rsid="0001fa41" officeooo:paragraph-rsid="000930f7"/>
    </style:style>
    <style:style style:name="P2" style:family="paragraph" style:parent-style-name="Standard">
      <style:paragraph-properties fo:line-height="200%"/>
      <style:text-properties fo:language="hr" fo:country="HR" officeooo:rsid="000930f7" officeooo:paragraph-rsid="000c408f"/>
    </style:style>
    <style:style style:name="P3" style:family="paragraph" style:parent-style-name="Standard">
      <style:paragraph-properties fo:line-height="200%"/>
      <style:text-properties fo:language="hr" fo:country="HR" officeooo:rsid="0003669f" officeooo:paragraph-rsid="000ea491"/>
    </style:style>
    <style:style style:name="P4" style:family="paragraph" style:parent-style-name="Standard">
      <style:paragraph-properties fo:line-height="200%"/>
      <style:text-properties fo:language="hr" fo:country="HR" officeooo:rsid="0001fa41" officeooo:paragraph-rsid="00122d29"/>
    </style:style>
    <style:style style:name="T1" style:family="text">
      <style:text-properties officeooo:rsid="0002573e"/>
    </style:style>
    <style:style style:name="T2" style:family="text">
      <style:text-properties officeooo:rsid="0003669f"/>
    </style:style>
    <style:style style:name="T3" style:family="text">
      <style:text-properties officeooo:rsid="0007869d"/>
    </style:style>
    <style:style style:name="T4" style:family="text">
      <style:text-properties officeooo:rsid="00085ad9"/>
    </style:style>
    <style:style style:name="T5" style:family="text">
      <style:text-properties officeooo:rsid="000930f7"/>
    </style:style>
    <style:style style:name="T6" style:family="text">
      <style:text-properties officeooo:rsid="000a67c1"/>
    </style:style>
    <style:style style:name="T7" style:family="text">
      <style:text-properties officeooo:rsid="000b8dbb"/>
    </style:style>
    <style:style style:name="T8" style:family="text">
      <style:text-properties officeooo:rsid="000ea491"/>
    </style:style>
    <style:style style:name="T9" style:family="text">
      <style:text-properties officeooo:rsid="00103e37"/>
    </style:style>
    <style:style style:name="T10" style:family="text">
      <style:text-properties officeooo:rsid="00122d29"/>
    </style:style>
    <style:style style:name="T11" style:family="text">
      <style:text-properties officeooo:rsid="00136e3f"/>
    </style:style>
    <style:style style:name="T12" style:family="text">
      <style:text-properties officeooo:rsid="0013b0f2"/>
    </style:style>
    <style:style style:name="T13" style:family="text">
      <style:text-properties officeooo:rsid="00155a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Zovem se Olek i ja sam posdiplomac. Učim postati <text:span text:style-name="T1">nuklearog </text:span>in<text:span text:style-name="T1">ženera. Tako</text:span><text:span text:style-name="T2">đer u</text:span><text:span text:style-name="T1">čim </text:span><text:span text:style-name="T2">hrvatski jezik. </text:span><text:span text:style-name="T10">Volim da učim hrvatski jezik. Volim zvukovi riječa.</text:span><text:span text:style-name="T2"> </text:span><text:span text:style-name="T3">Ovi semester je vrlo težak. Svaki dan moram raditi moj dimplomski rad </text:span><text:span text:style-name="T4">i domaći zatadak. </text:span><text:span text:style-name="T5">Također</text:span><text:span text:style-name="T4"> volim </text:span><text:span text:style-name="T5">imati slobodno vrijeme. </text:span><text:span text:style-name="T1">Volim </text:span><text:span text:style-name="T5">video igre i </text:span><text:span text:style-name="T1">trčati kroz parkove grada i uz rijeke, </text:span><text:span text:style-name="T5">ali nema rijeka u Urbana. </text:span><text:span text:style-name="T4">Nema mnogo vrijema za sve ove stvari.</text:span></text:p>
      <text:p text:style-name="P1"/>
      <text:p text:style-name="P2">Imam dvije tetovaža. <text:span text:style-name="T6">Jedna tetovaža je ljubičasti klokan, i druga tetovaža je šapa moga psa. Obje tetovaže </text:span><text:span text:style-name="T7">predstavljaju važan događaj moga života. </text:span><text:span text:style-name="T10">Baš mi je milo da n</text:span><text:span text:style-name="T7">emam gramatiku ni vokabular na hrvatskom opistate </text:span><text:span text:style-name="T11">one</text:span><text:span text:style-name="T7"> događaje.</text:span></text:p>
      <text:p text:style-name="P2"/>
      <text:p text:style-name="P3">Kod kuče ima moga brata, moje sestre, i mojih roditelja. <text:span text:style-name="T11">Volim moga obitelja ali mi smo drugačija. </text:span>Ja imam mnogo kose ali moj brat ima malo kose. <text:span text:style-name="T8">Imati</text:span> <text:span text:style-name="T8">dugu kosu je te</text:span><text:span text:style-name="T9">š</text:span><text:span text:style-name="T8">ka </text:span><text:span text:style-name="T9">ali je vrlo topla za zimu. Moja kosa je plavuša i kovrčava i debela, a moja bratova kosa je plavuša i tanka. </text:span><text:span text:style-name="T11">Moje majka i brat su vrlo kratka ali ja i moja setra <text:s/>i moj otac smo visoka. Ja i mo</text:span><text:span text:style-name="T12">j brat volimo nogomet ali moj sestra ne volim oni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r" fo:country="H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r" fo:country="H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12:49:32.642474767</meta:creation-date>
    <dc:date>2022-12-06T16:52:47.824700618</dc:date>
    <meta:editing-duration>PT1H34M</meta:editing-duration>
    <meta:editing-cycles>5</meta:editing-cycles>
    <meta:generator>LibreOffice/7.3.6.2$Linux_X86_64 LibreOffice_project/30$Build-2</meta:generator>
    <meta:document-statistic meta:table-count="0" meta:image-count="0" meta:object-count="0" meta:page-count="1" meta:paragraph-count="3" meta:word-count="185" meta:character-count="1041" meta:non-whitespace-character-count="858"/>
  </office:meta>
</office:document-meta>
</file>